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3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018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118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569c10" officeooo:paragraph-rsid="0077326a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77d2b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7d2ba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7326a" style:font-size-asian="8pt" style:font-name-complex="Lucida Sans" style:font-size-complex="8pt"/>
    </style:style>
    <style:style style:name="P3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4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4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3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8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60" style:family="paragraph" style:parent-style-name="Table_20_Contents">
      <style:text-properties officeooo:paragraph-rsid="005460a5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officeooo:paragraph-rsid="006432c5"/>
    </style:style>
    <style:style style:name="P63" style:family="paragraph" style:parent-style-name="Standard">
      <style:text-properties officeooo:rsid="005460a5" officeooo:paragraph-rsid="005460a5"/>
    </style:style>
    <style:style style:name="P64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5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6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Frame_20_contents">
      <style:paragraph-properties fo:text-align="justify" style:justify-single-word="false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5% 100%" fo:letter-spacing="-0.016cm" fo:font-weight="normal" officeooo:rsid="00776af0" style:font-weight-asian="normal" style:font-weight-complex="normal"/>
    </style:style>
    <style:style style:name="T50" style:family="text">
      <style:text-properties style:text-position="-5% 100%" fo:letter-spacing="-0.016cm" fo:font-weight="normal" officeooo:rsid="00569c10" style:font-weight-asian="normal" style:font-weight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4pt" style:font-size-asian="4pt" style:font-size-complex="4pt"/>
    </style:style>
    <style:style style:name="T64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placeholder text:placeholder-type="text">&lt;line.name[0:108]&gt;</text:placeholder></text:p>
          </table:table-cell>
          <table:table-cell table:style-name="Tabla4.A2" office:value-type="string">
            <text:p text:style-name="P34"><text:span text:style-name="T63"><text:text-input text:description="&lt;for each=&quot;line2 in line.invoice_line_tax_id&quot;&gt;">F</text:text-input></text:span><text:text-input text:description="&lt;line2.description&gt;">10,5%</text:text-input><text:span text:style-name="T63"><text:text-input text:description="&lt;/for&gt;">Ef</text:text-input></text:span></text:p>
          </table:table-cell>
          <table:table-cell table:style-name="Tabla4.A2" office:value-type="string">
            <text:p text:style-name="P35"><text:text-input text:description="&lt;formatLang(line.printed_price_unit)&gt;">9.999,50</text:text-input></text:p>
            <text:p text:style-name="P30"><text:text-input text:description="&lt;if test=&quot;keys.get('print_list_price')&quot;&gt;">If sale total discout</text:text-input></text:p>
            <text:p text:style-name="P36"><text:span text:style-name="T49">(</text:span><text:span text:style-name="T50"><text:text-input text:description="&lt;formatLang(line.list_price)&gt;">10,5%</text:text-input></text:span><text:span text:style-name="T49">)</text:span></text:p>
            <text:p text:style-name="P29"><text:text-input text:description="&lt;/if&gt;">Ennd if</text:text-input></text:p>
          </table:table-cell>
          <table:table-cell table:style-name="Tabla4.A2" office:value-type="string">
            <text:p text:style-name="P34"><text:text-input text:description="&lt;formatLang(line.discount)&gt;">10,5</text:text-input>%</text:p>
          </table:table-cell>
          <table:table-cell table:style-name="Tabla4.A2" office:value-type="string">
            <text:p text:style-name="P34"><text:text-input text:description="&lt;formatLang(line.printed_price_net)&gt;">9.999,50</text:text-input></text:p>
          </table:table-cell>
          <table:table-cell table:style-name="Tabla4.A2" office:value-type="string">
            <text:p text:style-name="P33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34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6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6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3"/>
          </table:table-cell>
          <table:table-cell table:style-name="Table1.B1" office:value-type="string">
            <text:p text:style-name="P60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7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6">Descripción</text:p>
                </table:table-cell>
                <table:table-cell table:style-name="Table3.A1" office:value-type="string">
                  <text:p text:style-name="P56">Detalle</text:p>
                </table:table-cell>
                <table:table-cell table:style-name="Table3.A1" office:value-type="string">
                  <text:p text:style-name="P57">Alic %</text:p>
                </table:table-cell>
                <table:table-cell table:style-name="Table3.D1" office:value-type="string">
                  <text:p text:style-name="P57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8"><text:span text:style-name="T64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9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3"><text:span text:style-name="T42">SUB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2" office:value-type="string">
            <text:p text:style-name="P60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4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5"><text:text-input text:description="&lt;for each=&quot;line in o.printed_tax_ids&quot;&gt;">For each line</text:text-input></text:p>
            <text:p text:style-name="P77"><text:text-input text:description="&lt;line.tax_code_id.name&gt;">IVA 21%</text:text-input></text:p>
            <text:p text:style-name="P76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8"><text:span text:style-name="T42">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5" office:value-type="string">
            <text:p text:style-name="P79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64"/>
          </table:table-cell>
          <table:covered-table-cell/>
          <table:covered-table-cell/>
          <table:covered-table-cell/>
        </table:table-row>
      </table:table>
      <text:p text:style-name="P20"/>
      <text:p text:style-name="P68"/>
      <text:p text:style-name="P68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27T12:13:55.180609345</dc:date>
    <meta:editing-duration>P2DT2H28M54S</meta:editing-duration>
    <meta:editing-cycles>352</meta:editing-cycles>
    <meta:generator>LibreOffice/4.2.7.2$Linux_X86_64 LibreOffice_project/420m0$Build-2</meta:generator>
    <meta:document-statistic meta:table-count="8" meta:image-count="0" meta:object-count="0" meta:page-count="1" meta:paragraph-count="82" meta:word-count="337" meta:character-count="1803" meta:non-whitespace-character-count="1709"/>
  </office:meta>
</office:document-meta>
</file>